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898cm" style:rel-column-width="3458*"/>
    </style:style>
    <style:style style:name="表2.B" style:family="table-column">
      <style:table-column-properties style:column-width="3.441cm" style:rel-column-width="13256*"/>
    </style:style>
    <style:style style:name="表2.C" style:family="table-column">
      <style:table-column-properties style:column-width="12.674cm" style:rel-column-width="4882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898cm" style:rel-column-width="3458*"/>
    </style:style>
    <style:style style:name="表3.B" style:family="table-column">
      <style:table-column-properties style:column-width="3.441cm" style:rel-column-width="13256*"/>
    </style:style>
    <style:style style:name="表3.C" style:family="table-column">
      <style:table-column-properties style:column-width="12.674cm" style:rel-column-width="4882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0.898cm" style:rel-column-width="3458*"/>
    </style:style>
    <style:style style:name="表1.B" style:family="table-column">
      <style:table-column-properties style:column-width="3.441cm" style:rel-column-width="13256*"/>
    </style:style>
    <style:style style:name="表1.C" style:family="table-column">
      <style:table-column-properties style:column-width="12.674cm" style:rel-column-width="4882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background-color="#ffff99" fo:padding="0.097cm" fo:border="0.002cm solid #000000">
        <style:background-image/>
      </style:table-cell-properties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898cm" style:rel-column-width="3458*"/>
    </style:style>
    <style:style style:name="表5.B" style:family="table-column">
      <style:table-column-properties style:column-width="3.441cm" style:rel-column-width="13256*"/>
    </style:style>
    <style:style style:name="表5.C" style:family="table-column">
      <style:table-column-properties style:column-width="12.674cm" style:rel-column-width="48821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2" style:family="paragraph" style:parent-style-name="Table_20_Contents">
      <style:text-properties fo:font-size="14pt" fo:background-color="#99ccff" style:font-size-asian="14pt" style:font-size-complex="14pt"/>
    </style:style>
    <style:style style:name="P3" style:family="paragraph" style:parent-style-name="Table_20_Contents">
      <style:text-properties style:font-name="Tahoma" fo:font-size="18pt" style:font-name-asian="Tahoma" style:font-size-asian="18pt" style:font-size-complex="18pt"/>
    </style:style>
    <style:style style:name="P4" style:family="paragraph" style:parent-style-name="Table_20_Contents">
      <style:text-properties style:font-name="Tahoma" fo:font-size="18pt" style:font-name-asian="Tahoma" style:font-size-asian="18pt" style:language-asian="ja" style:country-asian="JP" style:font-size-complex="18pt"/>
    </style:style>
    <style:style style:name="P5" style:family="paragraph" style:parent-style-name="Table_20_Contents">
      <style:text-properties fo:font-size="22pt" style:font-size-asian="22pt" style:font-size-complex="22pt"/>
    </style:style>
    <style:style style:name="P6" style:family="paragraph" style:parent-style-name="Table_20_Contents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22pt" fo:font-style="normal" style:text-underline-style="none" fo:font-weight="normal" style:text-blinking="false" fo:background-color="transparent" style:font-name-asian="Tahoma" style:font-size-asian="22pt" style:font-size-complex="22pt"/>
    </style:style>
    <style:style style:name="P7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Tahoma" fo:font-size="18pt" fo:font-style="normal" style:text-underline-style="none" fo:font-weight="normal" style:text-blinking="false" fo:background-color="#ffe599" style:font-name-asian="Tahoma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12" style:family="paragraph" style:parent-style-name="Table_20_Contents">
      <style:text-properties style:font-name="Tahoma" fo:font-size="18pt" style:font-name-asian="Tahoma" style:font-size-asian="18pt" style:language-asian="ja" style:country-asian="JP" style:font-size-complex="18pt"/>
    </style:style>
    <style:style style:name="P13" style:family="paragraph" style:parent-style-name="Table_20_Contents" style:list-style-name="L1">
      <style:text-properties style:font-name="Tahoma" fo:font-size="18pt" style:font-name-asian="Tahoma" style:font-size-asian="18pt" style:language-asian="ja" style:country-asian="JP" style:font-size-complex="18pt"/>
    </style:style>
    <style:style style:name="P14" style:family="paragraph" style:parent-style-name="Table_20_Contents" style:list-style-name="L2">
      <style:text-properties style:font-name="Tahoma" fo:font-size="18pt" style:font-name-asian="Tahoma" style:font-size-asian="18pt" style:language-asian="ja" style:country-asian="JP" style:font-size-complex="18pt"/>
    </style:style>
    <style:style style:name="P15" style:family="paragraph" style:parent-style-name="Table_20_Contents" style:list-style-name="L5">
      <style:text-properties style:font-name="Tahoma" fo:font-size="18pt" style:font-name-asian="Tahoma" style:font-size-asian="18pt" style:language-asian="ja" style:country-asian="JP" style:font-size-complex="18pt"/>
    </style:style>
    <style:style style:name="P16" style:family="paragraph" style:parent-style-name="Table_20_Contents">
      <style:text-properties style:font-name="Tahoma" fo:font-size="18pt" style:font-name-asian="Tahoma" style:font-size-asian="18pt" style:font-size-complex="18pt"/>
    </style:style>
    <style:style style:name="P17" style:family="paragraph" style:parent-style-name="Table_20_Contents" style:list-style-name="L4">
      <style:text-properties style:font-name="Tahoma" fo:font-size="18pt" style:font-name-asian="Tahoma" style:font-size-asian="18pt" style:font-size-complex="18pt"/>
    </style:style>
    <style:style style:name="P18" style:family="paragraph" style:parent-style-name="Table_20_Contents" style:list-style-name="L3">
      <style:text-properties style:font-name="Tahoma" fo:font-size="18pt" fo:font-weight="normal" style:font-name-asian="Tahoma" style:font-size-asian="18pt" style:language-asian="ja" style:country-asian="JP" style:font-weight-asian="normal" style:font-size-complex="18pt" style:font-weight-complex="normal"/>
    </style:style>
    <style:style style:name="P19" style:family="paragraph" style:parent-style-name="Table_20_Contents">
      <style:text-properties fo:font-size="14pt" fo:background-color="#99ccff" style:font-size-asian="14pt" style:font-size-complex="14pt"/>
    </style:style>
    <style:style style:name="P20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2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22pt" fo:font-style="normal" style:text-underline-style="none" fo:font-weight="normal" style:text-blinking="false" fo:background-color="transparent" style:font-name-asian="Tahoma" style:font-size-asian="22pt" style:font-size-complex="22p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Tahoma" fo:font-size="18pt" fo:font-style="normal" style:text-underline-style="none" fo:font-weight="normal" style:text-blinking="false" fo:background-color="#ffe599" style:font-name-asian="Tahoma" style:font-size-asian="18pt" style:font-size-complex="18pt"/>
    </style:style>
    <style:style style:name="T1" style:family="text">
      <style:text-properties style:language-asian="ja" style:country-asian="JP"/>
    </style:style>
    <style:style style:name="T2" style:family="text">
      <style:text-properties fo:font-variant="normal" fo:text-transform="none" fo:color="#000000" style:text-line-through-style="none" style:font-name="Tahoma" fo:font-style="normal" style:text-underline-style="none" fo:font-weight="normal" style:text-blinking="false" fo:background-color="transparent" style:font-name-asian="Tahoma"/>
    </style:style>
    <style:style style:name="T3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-----------------------------------------------------</text:p>
      <text:p text:style-name="P9">[20210728_103114/]</text:p>
      <text:p text:style-name="P8"/>
      <text:p text:style-name="P8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3"/>
          </table:table-cell>
          <table:table-cell table:style-name="表2.A1" office:value-type="string">
            <text:p text:style-name="P2">日程</text:p>
          </table:table-cell>
          <table:table-cell table:style-name="表2.C1" office:value-type="string">
            <text:p text:style-name="P4">7/26m, 27tu</text:p>
          </table:table-cell>
        </table:table-row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2">来客</text:p>
          </table:table-cell>
          <table:table-cell table:style-name="表2.C2" office:value-type="string">
            <text:p text:style-name="P4">銀河の森　プレーパーク</text:p>
          </table:table-cell>
        </table:table-row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2">天気</text:p>
          </table:table-cell>
          <table:table-cell table:style-name="表2.C2" office:value-type="string">
            <text:p text:style-name="P3">26 : <text:span text:style-name="T1">晴れ / 27 : 雨、時々曇り。昼に、晴れ間あり。</text:span></text:p>
          </table:table-cell>
        </table:table-row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1">やったこと</text:p>
          </table:table-cell>
          <table:table-cell table:style-name="表2.C2" office:value-type="string">
            <text:p text:style-name="P3">26 : <text:span text:style-name="T1">ドラム缶風呂。川遊び / 27 : 綿菓子作り。</text:span></text:p>
          </table:table-cell>
        </table:table-row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1">思ったこと</text:p>
          </table:table-cell>
          <table:table-cell table:style-name="表2.C2" office:value-type="string">
            <text:list xml:id="list8837012363258404532" text:style-name="L1">
              <text:list-item>
                <text:p text:style-name="P13">ガマガエルのことに関連して：お母さん、というものは、善悪の基準を立てることはできないのだな、と思った。お母さんは、子供を受け入れるものです。と、聞く。すると、罰したり、基準を立てたりという営みは、できないのか？それは、父親をやる人間の役目、か？</text:p>
              </text:list-item>
              <text:list-item>
                <text:p text:style-name="P13">ガマガエルが逃げてしまったあと、その子の母親が、私も、戻したほうがいいなあと思ってたんですよ、と釈明の言葉を口にしていた。だったら、なぜ、自分が伝えないんだ？？なぜ、他人が言うのを待っているんだ？運転手さんに怒られるから、静かにしなさい、の人々の、ひとりか？叱れない親たち。</text:p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1">人</text:p>
          </table:table-cell>
          <table:table-cell table:style-name="表2.C2" office:value-type="string">
            <text:p text:style-name="P4">ポーランドの人、有川アンナさん。来なかった。</text:p>
          </table:table-cell>
        </table:table-row>
        <text:soft-page-break/>
        <table:table-row>
          <table:table-cell table:style-name="表2.A2" office:value-type="string">
            <text:p text:style-name="P3"/>
          </table:table-cell>
          <table:table-cell table:style-name="表2.A2" office:value-type="string">
            <text:p text:style-name="P1">その他</text:p>
          </table:table-cell>
          <table:table-cell table:style-name="表2.C2" office:value-type="string">
            <text:list xml:id="list5194986062235374034" text:style-name="L2">
              <text:list-item>
                <text:p text:style-name="P14">２日目。ガマガエルを捕まえた男の子。見知っている。今年で、３回目。去年、私に、俺の名前覚えてる？と尋ねた。その前の年か、いや、その年、五右衛門風呂を私がわかした。その横で、見ていた。薪くべも、やった。</text:p>
              </text:list-item>
              <text:list-item>
                <text:p text:style-name="P14">その彼が捕まえたガマガエル。虫取り編みに入れて、地べたに置いてある。一度、バケツの中に水を張って、カエルを入れようとすると、彼の弟が、お兄ちゃんに怒られるから、ダメ！と言う。その場は、下がった。しばらく時間を置く。依然、私の胸は重い。そこで、バケツに水を張り、カエルの網を入れる。弟がまた、ダメだよ！と告げる。私は、これだけはダメだ、と伝える。</text:p>
              </text:list-item>
            </text:list>
          </table:table-cell>
        </table:table-row>
      </table:table>
      <text:p text:style-name="P7"/>
      <text:p text:style-name="P9">[/20210728_104454]</text:p>
      <text:p text:style-name="P8"/>
      <text:p text:style-name="P10"/>
      <text:p text:style-name="P8">-------------------------------------------------------</text:p>
      <text:p text:style-name="P9">[20210805_163654/]</text:p>
      <text:p text:style-name="P8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3"/>
          </table:table-cell>
          <table:table-cell table:style-name="表3.A1" office:value-type="string">
            <text:p text:style-name="P2">日程</text:p>
          </table:table-cell>
          <table:table-cell table:style-name="表3.C1" office:value-type="string">
            <text:p text:style-name="P4">7/31 土曜日 （日程変更。日帰りに変更）</text:p>
          </table:table-cell>
        </table:table-row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2">来客</text:p>
          </table:table-cell>
          <table:table-cell table:style-name="表3.C2" office:value-type="string">
            <text:p text:style-name="P4">むくどり保育園OB（小学生たち）</text:p>
          </table:table-cell>
        </table:table-row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2">天気</text:p>
          </table:table-cell>
          <table:table-cell table:style-name="表3.C2" office:value-type="string">
            <text:p text:style-name="P4">晴れ</text:p>
          </table:table-cell>
        </table:table-row>
        <text:soft-page-break/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1">やったこと</text:p>
          </table:table-cell>
          <table:table-cell table:style-name="表3.C2" office:value-type="string">
            <text:p text:style-name="P4">やまめ掴み。ドラム缶風呂。</text:p>
          </table:table-cell>
        </table:table-row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1">思ったこと</text:p>
          </table:table-cell>
          <table:table-cell table:style-name="表3.C2" office:value-type="string">
            <text:list xml:id="list1641447940648503739" text:style-name="L5">
              <text:list-item>
                <text:p text:style-name="P15">ヤマメ掴み。始まりの頃。少し離れたところにいた、職員の人か、女の人。何か、挨拶程度の、ちょっとした伝達を伝える。「ありがとうゴザイマス」と、例の、機械的な返答が返ってくる。</text:p>
              </text:list-item>
            </text:list>
          </table:table-cell>
        </table:table-row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1">人</text:p>
          </table:table-cell>
          <table:table-cell table:style-name="表3.C2" office:value-type="string">
            <text:list xml:id="list1247588041560514769" text:style-name="L4">
              <text:list-item>
                <text:p text:style-name="P17"/>
              </text:list-item>
            </text:list>
          </table:table-cell>
        </table:table-row>
        <table:table-row>
          <table:table-cell table:style-name="表3.A2" office:value-type="string">
            <text:p text:style-name="P3"/>
          </table:table-cell>
          <table:table-cell table:style-name="表3.A2" office:value-type="string">
            <text:p text:style-name="P1">その他</text:p>
          </table:table-cell>
          <table:table-cell table:style-name="表3.C2" office:value-type="string">
            <text:list xml:id="list7608369182769988524" text:style-name="L3">
              <text:list-item>
                <text:p text:style-name="P18">保護者の人たち。２人。父親。</text:p>
              </text:list-item>
              <text:list-item>
                <text:p text:style-name="P18">身体の大きな、男の子。髪は短め。自閉が入っているか。焚き火、火を点けてみるか、と誘う。うん、と返事をする。牛乳パックの小片を渡す。マッチの火、付け方、付けたあとの、火の保ち方、伝える。</text:p>
              </text:list-item>
              <text:list-item>
                <text:p text:style-name="P18">園長先生か、男の人。最後、帰る少し前。食事の場所へ、郵便振込の用紙か、携えて、やってくる。そのときの一連のやりとりの後、最後に、封筒を蛇口さんに差し出す。コロナ禍で大変ですね、私の個人的な気持ちです。とのこと。</text:p>
              </text:list-item>
              <text:list-item>
                <text:p text:style-name="P18">ヤマメ掴み。終盤。「昆虫博士」、と呼ばれていた子か、小さめの虫取り網を手にして、私の傍にやって来る。よし、おれも、守り神、やる！と口にする。</text:p>
              </text:list-item>
              <text:list-item>
                <text:p text:style-name="P18">同じく、ヤマメ掴み。園長先生が、ヤマメたちを生簀に放す。何匹かは、横向きになったまま、底に横たわっている。口がわずかに動いている。一人の女の子が、「死んでる！」と叫ぶ。私は、もうすぐ、変わるよ。と、応える。</text:p>
              </text:list-item>
              <text:list-item>
                <text:p text:style-name="P18"><text:soft-page-break/>夕刻、私はシャワーを終える。部屋で、整理を終えた頃か、東側の窓から、下を見る。軽トラが止まっている。室内ではなく、川原で本を読もうと発案して、階段を下り始める。母屋のテラス。食事広場に面した端っこ。石井さんが来ている。蛇口さんと、語っている。私は、石井さんがこちらに視線をやったときに、軽く会釈しながら、歩き過ぎる。</text:p>
              </text:list-item>
            </text:list>
          </table:table-cell>
        </table:table-row>
      </table:table>
      <text:p text:style-name="P7"/>
      <text:p text:style-name="P9">[/20210805_171718]</text:p>
      <text:p text:style-name="P8"/>
      <text:p text:style-name="P10">@@@</text:p>
      <text:p text:style-name="P8">-------------------------------------------------------</text:p>
      <text:p text:style-name="P9">[XXX/]</text:p>
      <text:p text:style-name="P8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3"/>
          </table:table-cell>
          <table:table-cell table:style-name="表5.A1" office:value-type="string">
            <text:p text:style-name="P2">日程</text:p>
          </table:table-cell>
          <table:table-cell table:style-name="表5.C1" office:value-type="string">
            <text:p text:style-name="P4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2">来客</text:p>
          </table:table-cell>
          <table:table-cell table:style-name="表5.C2" office:value-type="string">
            <text:p text:style-name="P4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2">天気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1">やったこと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1">思ったこと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1">人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3"/>
          </table:table-cell>
          <table:table-cell table:style-name="表5.A2" office:value-type="string">
            <text:p text:style-name="P1">その他</text:p>
          </table:table-cell>
          <table:table-cell table:style-name="表5.C2" office:value-type="string">
            <text:p text:style-name="P3"/>
          </table:table-cell>
        </table:table-row>
      </table:table>
      <text:p text:style-name="P7"/>
      <text:p text:style-name="P9">[/XXX]</text:p>
      <text:p text:style-name="P8"><text:soft-page-break/></text:p>
      <text:p text:style-name="P8"/>
      <text:p text:style-name="P8">=========================== TEMPLATE</text:p>
      <text:p text:style-name="P8">-------------------------------------------------------</text:p>
      <text:p text:style-name="P9">[XXX/]</text:p>
      <text:p text:style-name="P8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2">日程</text:p>
          </table:table-cell>
          <table:table-cell table:style-name="表1.C1" office:value-type="string">
            <text:p text:style-name="P4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2">来客</text:p>
          </table:table-cell>
          <table:table-cell table:style-name="表1.C2" office:value-type="string">
            <text:p text:style-name="P4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2">天気</text:p>
          </table:table-cell>
          <table:table-cell table:style-name="表1.C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やったこと</text:p>
          </table:table-cell>
          <table:table-cell table:style-name="表1.C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思ったこと</text:p>
          </table:table-cell>
          <table:table-cell table:style-name="表1.C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人</text:p>
          </table:table-cell>
          <table:table-cell table:style-name="表1.C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その他</text:p>
          </table:table-cell>
          <table:table-cell table:style-name="表1.C2" office:value-type="string">
            <text:p text:style-name="P3"/>
          </table:table-cell>
        </table:table-row>
      </table:table>
      <text:p text:style-name="P7"/>
      <text:p text:style-name="P9">[/XXX]</text:p>
      <text:p text:style-name="P8"/>
      <text:p text:style-name="P8"/>
      <text:p text:style-name="P8"/>
      <text:p text:style-name="P21">##</text:p>
      <table:table table:name="表4" table:style-name="表4">
        <table:table-column table:style-name="表4.A"/>
        <table:table-row>
          <table:table-cell table:style-name="表4.A1" office:value-type="string">
            <text:p text:style-name="P5">start C:\WORKS_2\WS\WS_Others.JVEMV6\JVEMV6\37_miscs\9_prog_lang\<text:span text:style-name="T2">end_diary_pegasus.bat</text:span></text:p>
          </table:table-cell>
        </table:table-row>
        <text:soft-page-break/>
        <table:table-row>
          <table:table-cell table:style-name="表4.A2" office:value-type="string">
            <text:p text:style-name="P8">pushd <text:s/><text:span text:style-name="T3">C:\WORKS_2\WS\WS_Others.JVEMV6\JVEMV6\37_miscs\9_prog_lang</text:span></text:p>
          </table:table-cell>
        </table:table-row>
        <table:table-row>
          <table:table-cell table:style-name="表4.A2" office:value-type="string">
            <text:p text:style-name="P6">copy end_diary.bat end_diary_pegasus.bat</text:p>
          </table:table-cell>
        </table:table-row>
        <table:table-row>
          <table:table-cell table:style-name="表4.A2" office:value-type="string">
            <text:p text:style-name="P5">sakura C:\WORKS_2\WS\WS_Others.JVEMV6\JVEMV6\37_miscs\9_prog_lang\<text:span text:style-name="T2">end_diary_pegasus.bat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</table:table>
      <text:p text:style-name="P21">aaa</text:p>
      <text:p text:style-name="P6"/>
      <text:p text:style-name="P8"/>
      <text:p text:style-name="P8">=============== EOF ================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0:36:26.69</meta:creation-date>
    <dc:date>2021-08-05T17:17:48.48</dc:date>
    <dc:creator>iwabuchi ken</dc:creator>
    <meta:editing-duration>PT1H3M53S</meta:editing-duration>
    <meta:editing-cycles>13</meta:editing-cycles>
    <meta:generator>OpenOffice/4.1.3$Win32 OpenOffice.org_project/413m1$Build-9783</meta:generator>
    <meta:document-statistic meta:table-count="5" meta:image-count="0" meta:object-count="0" meta:page-count="6" meta:paragraph-count="69" meta:word-count="1404" meta:character-count="2092"/>
  </office:meta>
</office:document-meta>
</file>